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5dd1" officeooo:paragraph-rsid="00155dd1"/>
    </style:style>
    <style:style style:name="P2" style:family="paragraph" style:parent-style-name="Text_20_body">
      <style:text-properties officeooo:rsid="00155dd1" officeooo:paragraph-rsid="001a1d36"/>
    </style:style>
    <style:style style:name="P3" style:family="paragraph" style:parent-style-name="Text_20_body">
      <style:text-properties officeooo:rsid="00155dd1" officeooo:paragraph-rsid="001b39c8"/>
    </style:style>
    <style:style style:name="P4" style:family="paragraph" style:parent-style-name="Text_20_body">
      <style:text-properties officeooo:rsid="001b39c8" officeooo:paragraph-rsid="001b39c8"/>
    </style:style>
    <style:style style:name="P5" style:family="paragraph" style:parent-style-name="Text_20_body">
      <style:text-properties officeooo:rsid="001e2bbb" officeooo:paragraph-rsid="001e2bbb"/>
    </style:style>
    <style:style style:name="P6" style:family="paragraph" style:parent-style-name="Heading_20_2">
      <style:text-properties officeooo:rsid="00155dd1" officeooo:paragraph-rsid="00155dd1"/>
    </style:style>
    <style:style style:name="P7" style:family="paragraph" style:parent-style-name="Heading_20_2">
      <style:text-properties officeooo:rsid="001c8ff3" officeooo:paragraph-rsid="001c8ff3"/>
    </style:style>
    <style:style style:name="P8" style:family="paragraph" style:parent-style-name="Text_20_body">
      <style:text-properties officeooo:paragraph-rsid="001c8ff3"/>
    </style:style>
    <style:style style:name="P9" style:family="paragraph" style:parent-style-name="Text_20_body">
      <style:text-properties officeooo:rsid="0020c862" officeooo:paragraph-rsid="0020c862"/>
    </style:style>
    <style:style style:name="P10" style:family="paragraph" style:parent-style-name="Text_20_body">
      <style:text-properties officeooo:rsid="0020c862" officeooo:paragraph-rsid="0024690a"/>
    </style:style>
    <style:style style:name="T1" style:family="text">
      <style:text-properties officeooo:rsid="0018d854"/>
    </style:style>
    <style:style style:name="T2" style:family="text">
      <style:text-properties officeooo:rsid="001a1d36"/>
    </style:style>
    <style:style style:name="T3" style:family="text">
      <style:text-properties officeooo:rsid="001b39c8"/>
    </style:style>
    <style:style style:name="T4" style:family="text">
      <style:text-properties officeooo:rsid="001f1e27"/>
    </style:style>
    <style:style style:name="T5" style:family="text">
      <style:text-properties officeooo:rsid="002123d1"/>
    </style:style>
    <style:style style:name="T6" style:family="text">
      <style:text-properties fo:color="#ff0000"/>
    </style:style>
    <style:style style:name="T7" style:family="text">
      <style:text-properties fo:color="#ff0000" officeooo:rsid="002123d1"/>
    </style:style>
    <style:style style:name="T8" style:family="text">
      <style:text-properties fo:language="bg" fo:country="BG" officeooo:rsid="002123d1"/>
    </style:style>
    <style:style style:name="T9" style:family="text">
      <style:text-properties fo:language="bg" fo:country="BG" officeooo:rsid="0024690a"/>
    </style:style>
    <style:style style:name="T10" style:family="text">
      <style:text-properties fo:language="en" fo:country="US" officeooo:rsid="0025858c"/>
    </style:style>
    <style:style style:name="T11" style:family="text">
      <style:text-properties fo:language="en" fo:country="US" officeooo:rsid="002738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Description</text:h>
      <text:p text:style-name="P1">1. What should the <text:span text:style-name="T1">app</text:span> do?</text:p>
      <text:p text:style-name="P1"><text:tab/>* <text:span text:style-name="T1">Insert/Edit/Delete/Read expenditure for different areas/categories on specified date</text:span></text:p>
      <text:p text:style-name="P3"><text:tab/>* <text:span text:style-name="T1">Insert/Edit/Delete/Read income on specified date</text:span></text:p>
      <text:p text:style-name="P2"><text:tab/>* <text:span text:style-name="T2">Save expenditure for period(period is income-to-income, roughly equal to monthly period). <text:tab/><text:tab/> <text:s text:c="2"/>Reset stats for new period</text:span></text:p>
      <text:p text:style-name="P3"><text:tab/>* <text:span text:style-name="T3">Show stats for expenditure over period of time</text:span> <text:span text:style-name="T3">and for different areas</text:span></text:p>
      <text:p text:style-name="P3"><text:tab/>* <text:span text:style-name="T3">Sync between devices( the app will probably be single page web app)</text:span></text:p>
      <text:p text:style-name="P3"><text:tab/>* <text:span text:style-name="T3">Import data from previous periods</text:span> <text:span text:style-name="T3">saved under specific excel format</text:span></text:p>
      <text:p text:style-name="P4">2. What technology should be used?</text:p>
      <text:p text:style-name="P4">The app must be build arround node.js. Mongo will be used as database. A templating engine will be used for front end. </text:p>
      <text:p text:style-name="P5"><text:tab/>1. Database – mongoDB with mongoose</text:p>
      <text:p text:style-name="P5"><text:tab/>2. Backend server – node.js with express.js</text:p>
      <text:p text:style-name="P5"><text:tab/>3. Front end javascript framework – ReactJS</text:p>
      <text:p text:style-name="P5"><text:tab/>4. Javascript version – ES2015</text:p>
      <text:p text:style-name="P5"><text:tab/>5. Transpiler – Babel</text:p>
      <text:p text:style-name="P5"><text:tab/>6. Task runner – Gulp</text:p>
      <text:p text:style-name="P5"><text:tab/>-------</text:p>
      <text:p text:style-name="P5"><text:tab/>Nice-to-haves</text:p>
      <text:p text:style-name="P5"><text:tab/>1. Use typescript</text:p>
      <text:p text:style-name="P5"><text:tab/><text:span text:style-name="T4">2. Use bundler</text:span></text:p>
      <text:h text:style-name="P7" text:outline-level="2">End Date – 31.03.2016</text:h>
      <text:p text:style-name="P8"/>
      <text:p text:style-name="P9">3. Project <text:s/>Requirements</text:p>
      <text:p text:style-name="P9"><text:tab/>* <text:span text:style-name="T6">How is accounting led?</text:span> Daily accounting(income/expenses) is entered in the current accounting period. At the end of the period new period is created.</text:p>
      <text:p text:style-name="P10"><text:tab/>* <text:span text:style-name="T7">What are specifics of daily accounting?</text:span><text:span text:style-name="T5"> Create daily accounting. Assign date, value and category of the accounting. </text:span><text:span text:style-name="T10">When assigning more than once to a category for a given date, add up the total.</text:span></text:p>
      <text:p text:style-name="P10"><text:span text:style-name="T5"><text:tab/>* </text:span><text:span text:style-name="T10">Main</text:span><text:span text:style-name="T5"> Categories of accounting:</text:span></text:p>
      <text:p text:style-name="P10"><text:span text:style-name="T5"><text:tab/><text:tab/>- </text:span><text:span text:style-name="T9">Храна</text:span><text:span text:style-name="T5">;</text:span></text:p>
      <text:p text:style-name="P10"><text:span text:style-name="T5"><text:tab/><text:tab/>- </text:span><text:span text:style-name="T9">Консумативи;</text:span></text:p>
      <text:p text:style-name="P10"><text:span text:style-name="T9"><text:tab/><text:tab/>- Забавления;</text:span></text:p>
      <text:p text:style-name="P10"><text:soft-page-break/><text:span text:style-name="T9"><text:tab/><text:tab/>- Благотворителност;</text:span><text:span text:style-name="T5"> </text:span></text:p>
      <text:p text:style-name="P9"><text:tab/>* Start Page – <text:span text:style-name="T11">current accounting period, or empty page with message to create accounting peri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49S</meta:editing-duration>
    <meta:editing-cycles>9</meta:editing-cycles>
    <meta:generator>LibreOffice/5.0.4.2$Windows_x86 LibreOffice_project/2b9802c1994aa0b7dc6079e128979269cf95bc78</meta:generator>
    <dc:date>2016-03-09T23:51:38.224000000</dc:date>
    <meta:document-statistic meta:table-count="0" meta:image-count="0" meta:object-count="0" meta:page-count="2" meta:paragraph-count="30" meta:word-count="232" meta:character-count="1508" meta:non-whitespace-character-count="1262"/>
    <meta:user-defined meta:name="Info 1"/>
    <meta:user-defined meta:name="Info 2"/>
    <meta:user-defined meta:name="Info 3"/>
    <meta:user-defined meta:name="Info 4"/>
  </office:meta>
</office:document-meta>
</file>